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JhengHei" fo:font-weight="bold" officeooo:rsid="001b7714" style:font-weight-asian="bold" style:font-weight-complex="bold"/>
    </style:style>
    <style:style style:name="P2" style:family="paragraph" style:parent-style-name="Standard">
      <style:text-properties style:font-name="Arial" fo:font-weight="normal" officeooo:rsid="001c29f8" officeooo:paragraph-rsid="001c29f8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1e63df" officeooo:paragraph-rsid="001e63df" style:font-weight-asian="normal" style:font-weight-complex="normal"/>
    </style:style>
    <style:style style:name="P4" style:family="paragraph">
      <loext:graphic-properties draw:fill-color="#bd7cb5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text-outline="false" style:font-name="Microsoft JhengHei" fo:font-size="16pt" style:text-underline-style="none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text-properties fo:color="#ffffff" style:font-name="Arial" fo:font-weight="bold" style:font-weight-asian="bold" style:font-weight-complex="bold"/>
    </style:style>
    <style:style style:name="T1" style:family="text">
      <style:text-properties officeooo:rsid="001e63df"/>
    </style:style>
    <style:style style:name="T2" style:family="text">
      <style:text-properties fo:color="#ffffff" style:text-outline="false" style:font-name="Microsoft JhengHe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ffffff" style:text-outline="false" style:font-name="Microsoft JhengHei"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Arial" fo:font-weight="bold" style:font-weight-asian="bold" style:font-weight-complex="bold"/>
    </style:style>
    <style:style style:name="gr1" style:family="graphic">
      <style:graphic-properties draw:stroke="none" draw:fill-color="#bd7cb5" draw:textarea-horizontal-align="justify" draw:textarea-vertical-align="middle" draw:auto-grow-height="false" fo:min-height="2.725cm" fo:min-width="22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textarea-horizontal-align="justify" draw:textarea-vertical-align="middle" draw:auto-grow-height="false" fo:min-height="1.298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4" svg:width="22.058cm" svg:height="2.726cm" svg:x="-4.187cm" svg:y="-4.00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Forme2" draw:style-name="gr2" draw:text-style-name="P6" svg:width="6.728cm" svg:height="2.257cm" svg:x="12.271cm" svg:y="-2.685cm"><draw:text-box><text:p text:style-name="P5"><text:span text:style-name="T2">UNIGE</text:span></text:p><text:p text:style-name="P5"><text:span text:style-name="T3">RAPPORT DE STAGE</text:span></text:p></draw:text-box></draw:frame><draw:frame text:anchor-type="paragraph" draw:z-index="3" draw:name="Forme4" draw:style-name="gr4" draw:text-style-name="P7" svg:width="16.564cm" svg:height="0.742cm" svg:x="-1.224cm" svg:y="0.118cm"><draw:text-box><text:p><text:span text:style-name="T4">1. Quel a été votre cahier des </text:span><text:span text:style-name="T4">charges ?</text:span></text:p></draw:text-box></draw:frame><draw:custom-shape text:anchor-type="paragraph" draw:z-index="2" draw:name="Forme3" draw:style-name="gr3" svg:width="21cm" svg:height="1.299cm" svg:x="-2cm" svg:y="-0.254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2">J’étais chargée de l’<text:span text:style-name="T1">amélioration</text:span> du poster DLCM <text:span text:style-name="T1">(Data LifeCycle Management) et de mettre en place un visuel graphique pour le portail Yareta : Plateforme de dépôts pour les chercheurs. Nous avons également eu l’occasion de découvrir le CMS « Concrete5 ».</text:span></text:p>
      <text:p text:style-name="P2"/>
      <text:p text:style-name="P3">Adrien et moi avons réparti les tâches : Il s’est occupé du portail et du site DLCM en leur proposant un logo pour Yareta. Quant à moi, j’ai travaillé principalement sur le poster tout en proposant des maquettes pour le portail Yareta/DLCM.</text:p>
      <text:p text:style-name="P3"/>
      <text:p text:style-name="P3"/>
      <text:p text:style-name="P3"/>
      <text:p text:style-name="P3"><draw:frame text:anchor-type="paragraph" draw:z-index="5" draw:name="Forme4" draw:style-name="gr4" draw:text-style-name="P7" svg:width="16.564cm" svg:height="0.742cm" svg:x="-1.08cm" svg:y="0.037cm"><draw:text-box><text:p><text:span text:style-name="T4">2. Quel a été votre contribution au projet ?</text:span></text:p></draw:text-box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gr1" style:family="graphic">
      <style:graphic-properties draw:stroke="none" draw:textarea-horizontal-align="justify" draw:textarea-vertical-align="middle" draw:auto-grow-height="false" fo:min-height="1.298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4" draw:name="Forme3" draw:style-name="Mgr1" svg:width="21cm" svg:height="1.299cm" svg:x="-2cm" svg:y="7.01cm"><text:p/><draw:enhanced-geometry svg:viewBox="0 0 21600 21600" draw:type="rectangle" draw:enhanced-path="M 0 0 L 21600 0 21600 21600 0 21600 0 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9:33.917000000</meta:creation-date>
    <dc:date>2019-04-01T10:05:01.773482602</dc:date>
    <meta:editing-duration>PT2H12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83" meta:character-count="495" meta:non-whitespace-character-count="414"/>
  </office:meta>
</office:document-meta>
</file>